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47fee" officeooo:paragraph-rsid="00047fee"/>
    </style:style>
    <style:style style:name="P2" style:family="paragraph" style:parent-style-name="Standard">
      <style:text-properties officeooo:rsid="00047fee" officeooo:paragraph-rsid="004cd451"/>
    </style:style>
    <style:style style:name="P3" style:family="paragraph" style:parent-style-name="Standard">
      <style:text-properties officeooo:rsid="00047fee" officeooo:paragraph-rsid="0053939d"/>
    </style:style>
    <style:style style:name="P4" style:family="paragraph" style:parent-style-name="Standard">
      <style:text-properties officeooo:rsid="0005873e" officeooo:paragraph-rsid="0005873e"/>
    </style:style>
    <style:style style:name="P5" style:family="paragraph" style:parent-style-name="Standard">
      <style:text-properties fo:font-size="14pt" fo:font-weight="bold" officeooo:rsid="00047fee" officeooo:paragraph-rsid="00047fee" style:font-weight-asian="bold" style:font-weight-complex="bold"/>
    </style:style>
    <style:style style:name="P6" style:family="paragraph" style:parent-style-name="Standard">
      <style:text-properties fo:font-size="16pt" officeooo:rsid="00047fee" officeooo:paragraph-rsid="00047fee"/>
    </style:style>
    <style:style style:name="P7" style:family="paragraph" style:parent-style-name="Standard">
      <style:text-properties fo:font-size="16pt" officeooo:rsid="00127a91" officeooo:paragraph-rsid="00127a91"/>
    </style:style>
    <style:style style:name="P8" style:family="paragraph" style:parent-style-name="Standard">
      <style:text-properties officeooo:rsid="0006a327" officeooo:paragraph-rsid="0006a327"/>
    </style:style>
    <style:style style:name="P9" style:family="paragraph" style:parent-style-name="Standard">
      <style:text-properties officeooo:rsid="0006a327" officeooo:paragraph-rsid="00047fee"/>
    </style:style>
    <style:style style:name="P10" style:family="paragraph" style:parent-style-name="Standard">
      <style:text-properties fo:font-weight="bold" officeooo:rsid="0006a327" officeooo:paragraph-rsid="004cd451" style:font-weight-asian="bold" style:font-weight-complex="bold"/>
    </style:style>
    <style:style style:name="P11" style:family="paragraph" style:parent-style-name="Standard">
      <style:text-properties fo:font-weight="bold" officeooo:rsid="0006a327" officeooo:paragraph-rsid="0053939d" style:font-weight-asian="bold" style:font-weight-complex="bold"/>
    </style:style>
    <style:style style:name="P12" style:family="paragraph" style:parent-style-name="Standard">
      <style:text-properties fo:font-weight="bold" officeooo:rsid="00074f17" officeooo:paragraph-rsid="00074f17" style:font-weight-asian="bold" style:font-weight-complex="bold"/>
    </style:style>
    <style:style style:name="P13" style:family="paragraph" style:parent-style-name="Standard">
      <style:text-properties fo:font-weight="bold" officeooo:rsid="00304318" officeooo:paragraph-rsid="0053939d" style:font-weight-asian="bold" style:font-weight-complex="bold"/>
    </style:style>
    <style:style style:name="P14" style:family="paragraph" style:parent-style-name="Standard">
      <style:text-properties fo:font-size="22pt" officeooo:rsid="00047fee" officeooo:paragraph-rsid="00047fee"/>
    </style:style>
    <style:style style:name="P15" style:family="paragraph" style:parent-style-name="Standard">
      <style:text-properties officeooo:rsid="0046ff7a" officeooo:paragraph-rsid="0046ff7a"/>
    </style:style>
    <style:style style:name="P16" style:family="paragraph" style:parent-style-name="Standard">
      <style:text-properties fo:font-weight="normal" officeooo:rsid="0030f567" officeooo:paragraph-rsid="0053939d" style:font-weight-asian="normal" style:font-weight-complex="normal"/>
    </style:style>
    <style:style style:name="P17" style:family="paragraph" style:parent-style-name="Standard">
      <style:text-properties fo:font-weight="normal" officeooo:rsid="00304318" officeooo:paragraph-rsid="0053939d" style:font-weight-asian="normal" style:font-weight-complex="normal"/>
    </style:style>
    <style:style style:name="P18" style:family="paragraph" style:parent-style-name="Standard">
      <style:paragraph-properties fo:break-before="page"/>
      <style:text-properties fo:font-size="14pt" fo:font-weight="bold" officeooo:rsid="00047fee" officeooo:paragraph-rsid="004cd451" style:font-weight-asian="bold" style:font-weight-complex="bold"/>
    </style:style>
    <style:style style:name="P19" style:family="paragraph" style:parent-style-name="Standard">
      <style:paragraph-properties fo:break-before="page"/>
      <style:text-properties fo:font-size="14pt" fo:font-weight="bold" officeooo:rsid="00047fee" officeooo:paragraph-rsid="0053939d" style:font-weight-asian="bold" style:font-weight-complex="bold"/>
    </style:style>
    <style:style style:name="P20" style:family="paragraph" style:parent-style-name="Text_20_body">
      <style:paragraph-properties fo:break-before="page"/>
      <style:text-properties fo:font-weight="bold" officeooo:rsid="0009ba2a" officeooo:paragraph-rsid="0009ba2a" style:font-weight-asian="bold" style:font-weight-complex="bold"/>
    </style:style>
    <style:style style:name="P21" style:family="paragraph" style:parent-style-name="Text_20_body">
      <style:paragraph-properties fo:break-before="page"/>
      <style:text-properties fo:font-weight="bold" officeooo:rsid="0029367a" officeooo:paragraph-rsid="0029367a" style:font-weight-asian="bold" style:font-weight-complex="bold"/>
    </style:style>
    <style:style style:name="P22" style:family="paragraph" style:parent-style-name="Text_20_body">
      <style:paragraph-properties fo:break-before="page"/>
      <style:text-properties fo:font-weight="bold" officeooo:rsid="000cfb53" officeooo:paragraph-rsid="0053939d" style:font-weight-asian="bold" style:font-weight-complex="bold"/>
    </style:style>
    <style:style style:name="P23" style:family="paragraph" style:parent-style-name="Text_20_body">
      <style:text-properties officeooo:rsid="00047fee" officeooo:paragraph-rsid="004cd451"/>
    </style:style>
    <style:style style:name="P24" style:family="paragraph" style:parent-style-name="Text_20_body">
      <style:text-properties officeooo:rsid="00047fee" officeooo:paragraph-rsid="0053939d"/>
    </style:style>
    <style:style style:name="P25" style:family="paragraph" style:parent-style-name="Text_20_body">
      <style:text-properties fo:font-weight="bold" officeooo:rsid="0009ba2a" officeooo:paragraph-rsid="0009ba2a" style:font-weight-asian="bold" style:font-weight-complex="bold"/>
    </style:style>
    <style:style style:name="P26" style:family="paragraph" style:parent-style-name="Text_20_body">
      <style:text-properties fo:font-weight="bold" officeooo:rsid="0009ba2a" officeooo:paragraph-rsid="00231e1d" style:font-weight-asian="bold" style:font-weight-complex="bold"/>
    </style:style>
    <style:style style:name="P27" style:family="paragraph" style:parent-style-name="Text_20_body">
      <style:text-properties fo:font-weight="bold" officeooo:rsid="000cfb53" officeooo:paragraph-rsid="000cfb53" style:font-weight-asian="bold" style:font-weight-complex="bold"/>
    </style:style>
    <style:style style:name="P28" style:family="paragraph" style:parent-style-name="Text_20_body">
      <style:text-properties fo:font-weight="bold" officeooo:rsid="000cfb53" officeooo:paragraph-rsid="0053939d" style:font-weight-asian="bold" style:font-weight-complex="bold"/>
    </style:style>
    <style:style style:name="P29" style:family="paragraph" style:parent-style-name="Text_20_body">
      <style:text-properties fo:font-weight="bold" officeooo:rsid="000d20c3" officeooo:paragraph-rsid="00180fd5" style:font-weight-asian="bold" style:font-weight-complex="bold"/>
    </style:style>
    <style:style style:name="P30" style:family="paragraph" style:parent-style-name="Text_20_body">
      <style:text-properties fo:font-weight="bold" officeooo:rsid="000d20c3" officeooo:paragraph-rsid="0053939d" style:font-weight-asian="bold" style:font-weight-complex="bold"/>
    </style:style>
    <style:style style:name="P31" style:family="paragraph" style:parent-style-name="Text_20_body">
      <style:text-properties fo:font-weight="bold" officeooo:rsid="00180fd5" officeooo:paragraph-rsid="00180fd5" style:font-weight-asian="bold" style:font-weight-complex="bold"/>
    </style:style>
    <style:style style:name="P32" style:family="paragraph" style:parent-style-name="Text_20_body">
      <style:text-properties fo:font-weight="bold" officeooo:rsid="00180fd5" officeooo:paragraph-rsid="000cfb53" style:font-weight-asian="bold" style:font-weight-complex="bold"/>
    </style:style>
    <style:style style:name="P33" style:family="paragraph" style:parent-style-name="Text_20_body">
      <style:text-properties fo:font-weight="bold" officeooo:rsid="00180fd5" officeooo:paragraph-rsid="0053939d" style:font-weight-asian="bold" style:font-weight-complex="bold"/>
    </style:style>
    <style:style style:name="P34" style:family="paragraph" style:parent-style-name="Text_20_body">
      <style:text-properties fo:font-weight="bold" officeooo:rsid="001bc44b" officeooo:paragraph-rsid="001bc44b" style:font-weight-asian="bold" style:font-weight-complex="bold"/>
    </style:style>
    <style:style style:name="P35" style:family="paragraph" style:parent-style-name="Text_20_body">
      <style:text-properties fo:font-weight="bold" officeooo:rsid="001bc44b" officeooo:paragraph-rsid="0053939d" style:font-weight-asian="bold" style:font-weight-complex="bold"/>
    </style:style>
    <style:style style:name="P36" style:family="paragraph" style:parent-style-name="Text_20_body">
      <style:text-properties fo:font-weight="bold" officeooo:rsid="0029367a" officeooo:paragraph-rsid="001bc44b" style:font-weight-asian="bold" style:font-weight-complex="bold"/>
    </style:style>
    <style:style style:name="P37" style:family="paragraph" style:parent-style-name="Text_20_body">
      <style:text-properties fo:font-weight="bold" officeooo:rsid="0029367a" officeooo:paragraph-rsid="0053939d" style:font-weight-asian="bold" style:font-weight-complex="bold"/>
    </style:style>
    <style:style style:name="P38" style:family="paragraph" style:parent-style-name="Text_20_body">
      <style:text-properties fo:font-weight="bold" officeooo:rsid="002f68f4" officeooo:paragraph-rsid="002f68f4" style:font-weight-asian="bold" style:font-weight-complex="bold"/>
    </style:style>
    <style:style style:name="P39" style:family="paragraph" style:parent-style-name="Text_20_body">
      <style:text-properties fo:font-weight="bold" officeooo:rsid="002f68f4" officeooo:paragraph-rsid="0053939d" style:font-weight-asian="bold" style:font-weight-complex="bold"/>
    </style:style>
    <style:style style:name="P40" style:family="paragraph" style:parent-style-name="Text_20_body">
      <style:text-properties fo:font-weight="bold" officeooo:rsid="0036ee35" officeooo:paragraph-rsid="0036ee35" style:font-weight-asian="bold" style:font-weight-complex="bold"/>
    </style:style>
    <style:style style:name="P41" style:family="paragraph" style:parent-style-name="Text_20_body">
      <style:text-properties fo:font-weight="bold" officeooo:rsid="0036ee35" officeooo:paragraph-rsid="0053939d" style:font-weight-asian="bold" style:font-weight-complex="bold"/>
    </style:style>
    <style:style style:name="P42" style:family="paragraph" style:parent-style-name="Text_20_body">
      <style:text-properties fo:font-weight="bold" officeooo:rsid="002273d4" officeooo:paragraph-rsid="0053939d" style:font-weight-asian="bold" style:font-weight-complex="bold"/>
    </style:style>
    <style:style style:name="P43" style:family="paragraph" style:parent-style-name="Text_20_body">
      <style:text-properties fo:font-weight="bold" officeooo:rsid="00127a91" officeooo:paragraph-rsid="0053939d" style:font-weight-asian="bold" style:font-weight-complex="bold"/>
    </style:style>
    <style:style style:name="P44" style:family="paragraph" style:parent-style-name="Text_20_body">
      <style:text-properties fo:font-weight="bold" officeooo:rsid="000f00e6" officeooo:paragraph-rsid="0053939d" style:font-weight-asian="bold" style:font-weight-complex="bold"/>
    </style:style>
    <style:style style:name="P45" style:family="paragraph" style:parent-style-name="Text_20_body">
      <style:text-properties fo:font-weight="bold" officeooo:rsid="000fca10" officeooo:paragraph-rsid="0053939d" style:font-weight-asian="bold" style:font-weight-complex="bold"/>
    </style:style>
    <style:style style:name="P46" style:family="paragraph" style:parent-style-name="Text_20_body">
      <style:text-properties fo:font-weight="bold" officeooo:rsid="00238b9d" officeooo:paragraph-rsid="0053939d" style:font-weight-asian="bold" style:font-weight-complex="bold"/>
    </style:style>
    <style:style style:name="P47" style:family="paragraph" style:parent-style-name="Text_20_body">
      <style:text-properties fo:font-weight="bold" officeooo:rsid="0027a010" officeooo:paragraph-rsid="0053939d" style:font-weight-asian="bold" style:font-weight-complex="bold"/>
    </style:style>
    <style:style style:name="P48" style:family="paragraph" style:parent-style-name="Text_20_body">
      <style:text-properties fo:font-weight="bold" officeooo:rsid="001df2f0" officeooo:paragraph-rsid="0053939d" style:font-weight-asian="bold" style:font-weight-complex="bold"/>
    </style:style>
    <style:style style:name="P49" style:family="paragraph" style:parent-style-name="Text_20_body">
      <style:text-properties fo:font-weight="bold" officeooo:rsid="0021bf78" officeooo:paragraph-rsid="0053939d" style:font-weight-asian="bold" style:font-weight-complex="bold"/>
    </style:style>
    <style:style style:name="P50" style:family="paragraph" style:parent-style-name="Text_20_body">
      <style:text-properties fo:font-weight="bold" officeooo:rsid="002572d1" officeooo:paragraph-rsid="0053939d" style:font-weight-asian="bold" style:font-weight-complex="bold"/>
    </style:style>
    <style:style style:name="P51" style:family="paragraph" style:parent-style-name="Text_20_body">
      <style:text-properties fo:font-weight="bold" officeooo:rsid="0027de06" officeooo:paragraph-rsid="0053939d" style:font-weight-asian="bold" style:font-weight-complex="bold"/>
    </style:style>
    <style:style style:name="P52" style:family="paragraph" style:parent-style-name="Text_20_body">
      <style:text-properties fo:font-weight="bold" officeooo:rsid="00304318" officeooo:paragraph-rsid="0053939d" style:font-weight-asian="bold" style:font-weight-complex="bold"/>
    </style:style>
    <style:style style:name="P53" style:family="paragraph" style:parent-style-name="Text_20_body">
      <style:text-properties fo:font-weight="bold" officeooo:rsid="003bac35" officeooo:paragraph-rsid="0053939d" style:font-weight-asian="bold" style:font-weight-complex="bold"/>
    </style:style>
    <style:style style:name="P54" style:family="paragraph" style:parent-style-name="Text_20_body">
      <style:text-properties fo:font-size="14pt" fo:font-weight="bold" officeooo:rsid="003e0e77" officeooo:paragraph-rsid="003e0e77" style:font-weight-asian="bold" style:font-weight-complex="bold"/>
    </style:style>
    <style:style style:name="P55" style:family="paragraph" style:parent-style-name="Text_20_body">
      <style:text-properties fo:font-size="14pt" fo:font-weight="bold" officeooo:rsid="003e0e77" officeooo:paragraph-rsid="0053939d" style:font-weight-asian="bold" style:font-weight-complex="bold"/>
    </style:style>
    <style:style style:name="P56" style:family="paragraph" style:parent-style-name="Text_20_body">
      <style:text-properties fo:font-size="14pt" fo:font-weight="bold" officeooo:rsid="003ff5a2" officeooo:paragraph-rsid="003ff5a2" style:font-weight-asian="bold" style:font-weight-complex="bold"/>
    </style:style>
    <style:style style:name="P57" style:family="paragraph" style:parent-style-name="Text_20_body">
      <style:text-properties fo:font-size="14pt" fo:font-weight="bold" officeooo:rsid="003ff5a2" officeooo:paragraph-rsid="0053939d" style:font-weight-asian="bold" style:font-weight-complex="bold"/>
    </style:style>
    <style:style style:name="P58" style:family="paragraph" style:parent-style-name="Text_20_body">
      <style:text-properties fo:font-size="14pt" fo:font-weight="bold" officeooo:rsid="00400003" officeooo:paragraph-rsid="0053939d" style:font-weight-asian="bold" style:font-weight-complex="bold"/>
    </style:style>
    <style:style style:name="P59" style:family="paragraph" style:parent-style-name="Text_20_body">
      <style:text-properties fo:font-size="14pt" fo:font-weight="bold" officeooo:rsid="00400003" officeooo:paragraph-rsid="00400003" style:font-weight-asian="bold" style:font-weight-complex="bold"/>
    </style:style>
    <style:style style:name="P60" style:family="paragraph" style:parent-style-name="Text_20_body">
      <style:text-properties fo:font-size="14pt" fo:font-weight="bold" officeooo:rsid="0054da9a" officeooo:paragraph-rsid="0054da9a" style:font-weight-asian="bold" style:font-weight-complex="bold"/>
    </style:style>
    <style:style style:name="P61" style:family="paragraph" style:parent-style-name="Text_20_body">
      <style:text-properties fo:font-size="14pt" fo:font-weight="normal" officeooo:rsid="00416e29" officeooo:paragraph-rsid="0053939d" style:font-weight-asian="normal" style:font-weight-complex="normal"/>
    </style:style>
    <style:style style:name="P62" style:family="paragraph" style:parent-style-name="Text_20_body">
      <style:text-properties fo:font-size="14pt" fo:font-weight="normal" officeooo:rsid="004514cd" officeooo:paragraph-rsid="0053939d" style:font-weight-asian="normal" style:font-weight-complex="normal"/>
    </style:style>
    <style:style style:name="P63" style:family="paragraph" style:parent-style-name="Text_20_body">
      <style:text-properties fo:font-weight="normal" officeooo:rsid="003e0e77" officeooo:paragraph-rsid="002f68f4" style:font-weight-asian="normal" style:font-weight-complex="normal"/>
    </style:style>
    <style:style style:name="P64" style:family="paragraph" style:parent-style-name="Text_20_body">
      <style:text-properties fo:font-weight="normal" officeooo:rsid="003e0e77" officeooo:paragraph-rsid="0053939d" style:font-weight-asian="normal" style:font-weight-complex="normal"/>
    </style:style>
    <style:style style:name="P65" style:family="paragraph" style:parent-style-name="Text_20_body">
      <style:text-properties fo:font-weight="normal" officeooo:rsid="0030f567" officeooo:paragraph-rsid="0053939d" style:font-weight-asian="normal" style:font-weight-complex="normal"/>
    </style:style>
    <style:style style:name="P66" style:family="paragraph" style:parent-style-name="Text_20_body">
      <style:text-properties fo:font-weight="normal" officeooo:rsid="0036ee35" officeooo:paragraph-rsid="0053939d" style:font-weight-asian="normal" style:font-weight-complex="normal"/>
    </style:style>
    <style:style style:name="P67" style:family="paragraph" style:parent-style-name="Text_20_body">
      <style:text-properties fo:font-size="18pt" fo:font-weight="bold" officeooo:rsid="002572d1" officeooo:paragraph-rsid="0053939d" style:font-weight-asian="bold" style:font-weight-complex="bold"/>
    </style:style>
    <style:style style:name="P68" style:family="paragraph" style:parent-style-name="Text_20_body">
      <style:text-properties fo:font-size="18pt" fo:font-weight="bold" officeooo:rsid="0027de06" officeooo:paragraph-rsid="0053939d" style:font-weight-asian="bold" style:font-weight-complex="bold"/>
    </style:style>
    <style:style style:name="P69" style:family="paragraph" style:parent-style-name="Text_20_body">
      <style:text-properties fo:font-size="18pt" fo:font-weight="bold" officeooo:rsid="002ba794" officeooo:paragraph-rsid="0053939d" style:font-weight-asian="bold" style:font-weight-complex="bold"/>
    </style:style>
    <style:style style:name="P70" style:family="paragraph" style:parent-style-name="Text_20_body">
      <style:text-properties fo:font-size="18pt" fo:font-weight="bold" officeooo:rsid="00416e29" officeooo:paragraph-rsid="0053939d" style:font-weight-asian="bold" style:font-weight-complex="bold"/>
    </style:style>
    <style:style style:name="P71" style:family="paragraph" style:parent-style-name="Text_20_body">
      <style:text-properties fo:font-size="18pt" fo:font-weight="bold" officeooo:rsid="004514cd" officeooo:paragraph-rsid="0053939d" style:font-weight-asian="bold" style:font-weight-complex="bold"/>
    </style:style>
    <style:style style:name="P72" style:family="paragraph" style:parent-style-name="Text_20_body">
      <style:text-properties fo:font-size="18pt" fo:font-weight="normal" officeooo:rsid="00416e29" officeooo:paragraph-rsid="0053939d" style:font-weight-asian="normal" style:font-weight-complex="normal"/>
    </style:style>
    <style:style style:name="P73" style:family="paragraph" style:parent-style-name="Text_20_body">
      <style:text-properties fo:font-size="18pt" fo:font-weight="normal" officeooo:rsid="004514cd" officeooo:paragraph-rsid="0053939d" style:font-weight-asian="normal" style:font-weight-complex="normal"/>
    </style:style>
    <style:style style:name="P74" style:family="paragraph" style:parent-style-name="Text_20_body">
      <style:text-properties fo:font-size="18pt" fo:font-weight="normal" officeooo:rsid="0047493b" officeooo:paragraph-rsid="0053939d" style:font-weight-asian="normal" style:font-weight-complex="normal"/>
    </style:style>
    <style:style style:name="P75" style:family="paragraph" style:parent-style-name="Text_20_body">
      <style:text-properties fo:font-size="18pt" fo:font-weight="normal" officeooo:rsid="0048d326" officeooo:paragraph-rsid="0053939d" style:font-weight-asian="normal" style:font-weight-complex="normal"/>
    </style:style>
    <style:style style:name="P76" style:family="paragraph" style:parent-style-name="Text_20_body">
      <style:text-properties officeooo:paragraph-rsid="0053939d"/>
    </style:style>
    <style:style style:name="P77" style:family="paragraph" style:parent-style-name="Heading_20_3">
      <style:text-properties officeooo:rsid="0005873e" officeooo:paragraph-rsid="0005873e"/>
    </style:style>
    <style:style style:name="P78" style:family="paragraph" style:parent-style-name="Heading_20_2">
      <style:text-properties fo:font-size="18pt" fo:font-weight="bold" officeooo:rsid="0027de06" officeooo:paragraph-rsid="0053939d" style:font-weight-asian="bold" style:font-weight-complex="bold"/>
    </style:style>
    <style:style style:name="P79" style:family="paragraph" style:parent-style-name="Standard">
      <style:text-properties fo:font-weight="bold" officeooo:rsid="00304318" officeooo:paragraph-rsid="0056b525" style:font-weight-asian="bold" style:font-weight-complex="bold"/>
    </style:style>
    <style:style style:name="P80" style:family="paragraph" style:parent-style-name="Standard">
      <style:text-properties fo:font-weight="bold" officeooo:rsid="00074f17" officeooo:paragraph-rsid="0056b525" style:font-weight-asian="bold" style:font-weight-complex="bold"/>
    </style:style>
    <style:style style:name="P81" style:family="paragraph" style:parent-style-name="Standard">
      <style:text-properties fo:font-weight="normal" officeooo:rsid="00304318" officeooo:paragraph-rsid="0056b525" style:font-weight-asian="normal" style:font-weight-complex="normal"/>
    </style:style>
    <style:style style:name="P82" style:family="paragraph" style:parent-style-name="Standard">
      <style:text-properties fo:font-weight="normal" officeooo:rsid="0020e801" officeooo:paragraph-rsid="0056b525" style:font-weight-asian="normal" style:font-weight-complex="normal"/>
    </style:style>
    <style:style style:name="P83" style:family="paragraph" style:parent-style-name="Standard">
      <style:text-properties fo:font-weight="normal" officeooo:rsid="0030f567" officeooo:paragraph-rsid="0056b525" style:font-weight-asian="normal" style:font-weight-complex="normal"/>
    </style:style>
    <style:style style:name="P84" style:family="paragraph" style:parent-style-name="Standard">
      <style:text-properties officeooo:rsid="0005873e" officeooo:paragraph-rsid="0056b525"/>
    </style:style>
    <style:style style:name="P85" style:family="paragraph" style:parent-style-name="Text_20_body" style:list-style-name="L1"/>
    <style:style style:name="P86" style:family="paragraph" style:parent-style-name="Text_20_body" style:list-style-name="L2"/>
    <style:style style:name="P87" style:family="paragraph" style:parent-style-name="Text_20_body" style:list-style-name="L3"/>
    <style:style style:name="P88" style:family="paragraph" style:parent-style-name="Text_20_body" style:list-style-name="L4"/>
    <style:style style:name="P89" style:family="paragraph" style:parent-style-name="Text_20_body" style:list-style-name="L5"/>
    <style:style style:name="P90" style:family="paragraph" style:parent-style-name="Text_20_body" style:list-style-name="L6"/>
    <style:style style:name="P91" style:family="paragraph" style:parent-style-name="Text_20_body" style:list-style-name="L7"/>
    <style:style style:name="P92" style:family="paragraph" style:parent-style-name="Text_20_body" style:list-style-name="L8"/>
    <style:style style:name="P93" style:family="paragraph" style:parent-style-name="Text_20_body" style:list-style-name="L9">
      <style:text-properties officeooo:paragraph-rsid="004cd451"/>
    </style:style>
    <style:style style:name="P94" style:family="paragraph" style:parent-style-name="Text_20_body" style:list-style-name="L10">
      <style:text-properties officeooo:paragraph-rsid="0053939d"/>
    </style:style>
    <style:style style:name="P95" style:family="paragraph" style:parent-style-name="Text_20_body">
      <style:text-properties fo:font-weight="bold" officeooo:rsid="0009ba2a" officeooo:paragraph-rsid="0056b525" style:font-weight-asian="bold" style:font-weight-complex="bold"/>
    </style:style>
    <style:style style:name="P96" style:family="paragraph" style:parent-style-name="Text_20_body">
      <style:text-properties fo:font-weight="bold" officeooo:rsid="00304318" officeooo:paragraph-rsid="0056b525" style:font-weight-asian="bold" style:font-weight-complex="bold"/>
    </style:style>
    <style:style style:name="P97" style:family="paragraph" style:parent-style-name="Text_20_body">
      <style:text-properties fo:font-weight="bold" officeooo:rsid="003bac35" officeooo:paragraph-rsid="0056b525" style:font-weight-asian="bold" style:font-weight-complex="bold"/>
    </style:style>
    <style:style style:name="P98" style:family="paragraph" style:parent-style-name="Text_20_body">
      <style:text-properties fo:font-weight="normal" officeooo:rsid="0036ee35" officeooo:paragraph-rsid="0056b525" style:font-weight-asian="normal" style:font-weight-complex="normal"/>
    </style:style>
    <style:style style:name="P99" style:family="paragraph" style:parent-style-name="Text_20_body">
      <style:text-properties fo:font-weight="normal" officeooo:rsid="003e0e77" officeooo:paragraph-rsid="0056b525" style:font-weight-asian="normal" style:font-weight-complex="normal"/>
    </style:style>
    <style:style style:name="P100" style:family="paragraph" style:parent-style-name="Text_20_body" style:list-style-name="L11">
      <style:text-properties officeooo:paragraph-rsid="0056b525"/>
    </style:style>
    <style:style style:name="P101" style:family="paragraph" style:parent-style-name="Text_20_body" style:list-style-name="L16">
      <style:text-properties officeooo:rsid="000e891c" officeooo:paragraph-rsid="0056b525"/>
    </style:style>
    <style:style style:name="P102" style:family="paragraph" style:parent-style-name="Text_20_body" style:list-style-name="L16">
      <style:text-properties officeooo:paragraph-rsid="0056b525"/>
    </style:style>
    <style:style style:name="P103" style:family="paragraph" style:parent-style-name="Text_20_body" style:list-style-name="L17">
      <style:text-properties officeooo:paragraph-rsid="0056b525"/>
    </style:style>
    <style:style style:name="P104" style:family="paragraph" style:parent-style-name="Text_20_body" style:list-style-name="L18">
      <style:text-properties officeooo:paragraph-rsid="0056b525"/>
    </style:style>
    <style:style style:name="P105" style:family="paragraph" style:parent-style-name="Text_20_body" style:list-style-name="L19">
      <style:text-properties officeooo:paragraph-rsid="0056b525"/>
    </style:style>
    <style:style style:name="P106" style:family="paragraph" style:parent-style-name="Text_20_body">
      <style:text-properties officeooo:paragraph-rsid="0056b525"/>
    </style:style>
    <style:style style:name="P107" style:family="paragraph" style:parent-style-name="Text_20_body" style:list-style-name="L1">
      <style:paragraph-properties fo:margin-top="0in" fo:margin-bottom="0in" loext:contextual-spacing="false"/>
    </style:style>
    <style:style style:name="P108" style:family="paragraph" style:parent-style-name="Text_20_body" style:list-style-name="L2">
      <style:paragraph-properties fo:margin-top="0in" fo:margin-bottom="0in" loext:contextual-spacing="false"/>
    </style:style>
    <style:style style:name="P109" style:family="paragraph" style:parent-style-name="Text_20_body" style:list-style-name="L3">
      <style:paragraph-properties fo:margin-top="0in" fo:margin-bottom="0in" loext:contextual-spacing="false"/>
    </style:style>
    <style:style style:name="P110" style:family="paragraph" style:parent-style-name="Text_20_body" style:list-style-name="L4">
      <style:paragraph-properties fo:margin-top="0in" fo:margin-bottom="0in" loext:contextual-spacing="false"/>
    </style:style>
    <style:style style:name="P111" style:family="paragraph" style:parent-style-name="Text_20_body" style:list-style-name="L5">
      <style:paragraph-properties fo:margin-top="0in" fo:margin-bottom="0in" loext:contextual-spacing="false"/>
    </style:style>
    <style:style style:name="P112" style:family="paragraph" style:parent-style-name="Text_20_body" style:list-style-name="L6">
      <style:paragraph-properties fo:margin-top="0in" fo:margin-bottom="0in" loext:contextual-spacing="false"/>
    </style:style>
    <style:style style:name="P113" style:family="paragraph" style:parent-style-name="Text_20_body" style:list-style-name="L7">
      <style:paragraph-properties fo:margin-top="0in" fo:margin-bottom="0in" loext:contextual-spacing="false"/>
    </style:style>
    <style:style style:name="P114" style:family="paragraph" style:parent-style-name="Text_20_body" style:list-style-name="L8">
      <style:paragraph-properties fo:margin-top="0in" fo:margin-bottom="0in" loext:contextual-spacing="false"/>
    </style:style>
    <style:style style:name="P115" style:family="paragraph" style:parent-style-name="Text_20_body" style:list-style-name="L11">
      <style:paragraph-properties fo:margin-top="0in" fo:margin-bottom="0in" loext:contextual-spacing="false"/>
      <style:text-properties officeooo:paragraph-rsid="0056b525"/>
    </style:style>
    <style:style style:name="P116" style:family="paragraph" style:parent-style-name="Text_20_body" style:list-style-name="L16">
      <style:paragraph-properties fo:margin-top="0in" fo:margin-bottom="0in" loext:contextual-spacing="false"/>
      <style:text-properties officeooo:paragraph-rsid="0056b525"/>
    </style:style>
    <style:style style:name="P117" style:family="paragraph" style:parent-style-name="Text_20_body" style:list-style-name="L17">
      <style:paragraph-properties fo:margin-top="0in" fo:margin-bottom="0in" loext:contextual-spacing="false"/>
      <style:text-properties officeooo:paragraph-rsid="0056b525"/>
    </style:style>
    <style:style style:name="P118" style:family="paragraph" style:parent-style-name="Text_20_body" style:list-style-name="L18">
      <style:paragraph-properties fo:margin-top="0in" fo:margin-bottom="0in" loext:contextual-spacing="false"/>
      <style:text-properties officeooo:paragraph-rsid="0056b525"/>
    </style:style>
    <style:style style:name="P119" style:family="paragraph" style:parent-style-name="Text_20_body" style:list-style-name="L19">
      <style:paragraph-properties fo:margin-top="0in" fo:margin-bottom="0in" loext:contextual-spacing="false"/>
      <style:text-properties officeooo:paragraph-rsid="0056b525"/>
    </style:style>
    <style:style style:name="P120" style:family="paragraph" style:parent-style-name="Text_20_body">
      <style:paragraph-properties fo:break-before="page"/>
      <style:text-properties fo:font-weight="bold" officeooo:rsid="00304318" officeooo:paragraph-rsid="0056b525" style:font-weight-asian="bold" style:font-weight-complex="bold"/>
    </style:style>
    <style:style style:name="P121" style:family="paragraph" style:parent-style-name="Heading_20_3">
      <style:text-properties officeooo:rsid="0005873e" officeooo:paragraph-rsid="0056b525"/>
    </style:style>
    <style:style style:name="P122" style:family="paragraph" style:parent-style-name="Heading_20_3">
      <style:text-properties officeooo:rsid="000e891c" officeooo:paragraph-rsid="0056b525"/>
    </style:style>
    <style:style style:name="P123" style:family="paragraph" style:parent-style-name="Heading_20_3">
      <style:text-properties officeooo:paragraph-rsid="0056b525"/>
    </style:style>
    <style:style style:name="T1" style:family="text">
      <style:text-properties officeooo:rsid="00074f17"/>
    </style:style>
    <style:style style:name="T2" style:family="text">
      <style:text-properties officeooo:rsid="00147816"/>
    </style:style>
    <style:style style:name="T3" style:family="text">
      <style:text-properties officeooo:rsid="00153607"/>
    </style:style>
    <style:style style:name="T4" style:family="text">
      <style:text-properties officeooo:rsid="0015401b"/>
    </style:style>
    <style:style style:name="T5" style:family="text">
      <style:text-properties officeooo:rsid="001a0b33"/>
    </style:style>
    <style:style style:name="T6" style:family="text">
      <style:text-properties officeooo:rsid="001fc715"/>
    </style:style>
    <style:style style:name="T7" style:family="text">
      <style:text-properties officeooo:rsid="002273d4"/>
    </style:style>
    <style:style style:name="T8" style:family="text">
      <style:text-properties officeooo:rsid="00231e1d"/>
    </style:style>
    <style:style style:name="T9" style:family="text">
      <style:text-properties officeooo:rsid="0026d00e"/>
    </style:style>
    <style:style style:name="T10" style:family="text">
      <style:text-properties officeooo:rsid="0027a010"/>
    </style:style>
    <style:style style:name="T11" style:family="text">
      <style:text-properties officeooo:rsid="002a22c4"/>
    </style:style>
    <style:style style:name="T12" style:family="text">
      <style:text-properties officeooo:rsid="002ba794"/>
    </style:style>
    <style:style style:name="T13" style:family="text">
      <style:text-properties officeooo:rsid="002ff610"/>
    </style:style>
    <style:style style:name="T14" style:family="text">
      <style:text-properties fo:font-weight="normal" style:font-weight-asian="normal" style:font-weight-complex="normal"/>
    </style:style>
    <style:style style:name="T15" style:family="text">
      <style:text-properties fo:font-weight="normal" officeooo:rsid="004514cd" style:font-weight-asian="normal" style:font-weight-complex="normal"/>
    </style:style>
    <style:style style:name="T16" style:family="text">
      <style:text-properties officeooo:rsid="0030f567"/>
    </style:style>
    <style:style style:name="T17" style:family="text">
      <style:text-properties officeooo:rsid="0031c92e"/>
    </style:style>
    <style:style style:name="T18" style:family="text">
      <style:text-properties officeooo:rsid="00344d81"/>
    </style:style>
    <style:style style:name="T19" style:family="text">
      <style:text-properties officeooo:rsid="0038e358"/>
    </style:style>
    <style:style style:name="T20" style:family="text">
      <style:text-properties officeooo:rsid="003e0e77"/>
    </style:style>
    <style:style style:name="T21" style:family="text">
      <style:text-properties officeooo:rsid="0043518a"/>
    </style:style>
    <style:style style:name="T22" style:family="text">
      <style:text-properties fo:font-size="18pt" fo:font-weight="bold" officeooo:rsid="00416e29" style:font-weight-asian="bold" style:font-weight-complex="bold"/>
    </style:style>
    <style:style style:name="T23" style:family="text">
      <style:text-properties fo:font-size="18pt" fo:font-weight="bold" officeooo:rsid="0043518a" style:font-weight-asian="bold" style:font-weight-complex="bold"/>
    </style:style>
    <style:style style:name="T24" style:family="text">
      <style:text-properties fo:font-weight="bold"/>
    </style:style>
    <style:style style:name="T25" style:family="text">
      <style:text-properties fo:font-weight="bold" officeooo:rsid="0009ba2a" style:font-weight-asian="bold" style:font-weight-complex="bold"/>
    </style:style>
    <style:style style:name="T26" style:family="text">
      <style:text-properties officeooo:rsid="004a8d67"/>
    </style:style>
    <style:style style:name="T27" style:family="text">
      <style:text-properties officeooo:rsid="0020e801"/>
    </style:style>
    <style:style style:name="T28" style:family="text">
      <style:text-properties officeooo:rsid="000e891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Open Source THE BUSINESS SIDE</text:p>
      <text:p text:style-name="P1"/>
      <text:p text:style-name="P15">FOSS Versus OSS</text:p>
      <text:p text:style-name="P15">- Who has ever used an opensource software ?</text:p>
      <text:p text:style-name="P15">- Who has ever created, maintained or contributed to one ?</text:p>
      <text:p text:style-name="P1"/>
      <text:p text:style-name="P1"/>
      <text:p text:style-name="P1"/>
      <text:p text:style-name="P6">- Introduction About OSS</text:p>
      <text:p text:style-name="P6"/>
      <text:p text:style-name="P7">We are in an information economy, since the industrial revolution we have communication, computational capacity, experience and social influence in the power of humans.</text:p>
      <text:p text:style-name="P6"><text:tab/></text:p>
      <text:p text:style-name="P5"/>
      <text:p text:style-name="P9"/>
      <text:p text:style-name="P8"/>
      <text:p text:style-name="P12">HOW TO GET STARTED WITH OSS</text:p>
      <text:p text:style-name="P4"/>
      <text:h text:style-name="P77" text:outline-level="3"><text:bookmark text:name="do-you-like-planning-events"/><text:span text:style-name="T1">D</text:span>o you like planning events?</text:h>
      <text:list xml:id="list3723752110" text:style-name="L1">
        <text:list-item>
          <text:p text:style-name="P107">Organize workshops or meetups about the project, <text:a xlink:type="simple" xlink:href="https://github.com/nodeschool/organizers/issues/406" text:style-name="Internet_20_link" text:visited-style-name="Visited_20_Internet_20_Link">like @fzamperin did for NodeSchool</text:a> </text:p>
        </text:list-item>
        <text:list-item>
          <text:p text:style-name="P107">Organize the project’s conference (if they have one) </text:p>
        </text:list-item>
        <text:list-item>
          <text:p text:style-name="P85">Help community members find the right conferences and submit proposals for speaking </text:p>
        </text:list-item>
      </text:list>
      <text:h text:style-name="Heading_20_3" text:outline-level="3"><text:bookmark text:name="do-you-like-to-design"/>Do you like to design?</text:h>
      <text:list xml:id="list1786297559" text:style-name="L2">
        <text:list-item>
          <text:p text:style-name="P108">Restructure layouts to improve the project’s usability </text:p>
        </text:list-item>
        <text:list-item>
          <text:p text:style-name="P108">Conduct user research to reorganize and refine the project’s navigation or menus, <text:a xlink:type="simple" xlink:href="https://www.drupal.org/community-initiatives/drupal-core/usability" text:style-name="Internet_20_link" text:visited-style-name="Visited_20_Internet_20_Link">like Drupal suggests</text:a> </text:p>
        </text:list-item>
        <text:list-item>
          <text:p text:style-name="P108">Put together a style guide to help the project have a consistent visual design </text:p>
        </text:list-item>
        <text:list-item>
          <text:p text:style-name="P86">Create art for t-shirts or a new logo, <text:a xlink:type="simple" xlink:href="https://github.com/hapijs/contrib/issues/68" text:style-name="Internet_20_link" text:visited-style-name="Visited_20_Internet_20_Link">like hapi.js’s contributors did</text:a> </text:p>
        </text:list-item>
      </text:list>
      <text:h text:style-name="Heading_20_3" text:outline-level="3"><text:bookmark text:name="do-you-like-to-write"/>Do you like to write?</text:h>
      <text:list xml:id="list2477426618" text:style-name="L3">
        <text:list-item>
          <text:p text:style-name="P109">Write and improve the project’s documentation </text:p>
        </text:list-item>
        <text:list-item>
          <text:p text:style-name="P109">Curate a folder of examples showing how the project is used </text:p>
        </text:list-item>
        <text:list-item>
          <text:p text:style-name="P109">Start a newsletter for the project, or curate highlights from the mailing list </text:p>
        </text:list-item>
        <text:list-item>
          <text:p text:style-name="P109">Write tutorials for the project, <text:a xlink:type="simple" xlink:href="https://github.com/pypa/python-packaging-user-guide/issues/194" text:style-name="Internet_20_link" text:visited-style-name="Visited_20_Internet_20_Link">like PyPA’s contributors did</text:a> </text:p>
        </text:list-item>
        <text:list-item>
          <text:p text:style-name="P87">Write a translation for the project’s documentation </text:p>
        </text:list-item>
      </text:list>
      <text:p text:style-name="Text_20_body"><text:s/>Seriously, [documentation] is mega-important. The documentation so far has been great and has been a killer feature of Babel. There are sections that could certainly use some work and even the addition of a paragraph here or there is extremely appreciated.</text:p>
      <text:p text:style-name="Text_20_body"><text:soft-page-break/>— <text:a xlink:type="simple" xlink:href="https://github.com/kittens" text:style-name="Internet_20_link" text:visited-style-name="Visited_20_Internet_20_Link">@kittens</text:a>, <text:a xlink:type="simple" xlink:href="https://github.com/babel/babel/issues/1347" text:style-name="Internet_20_link" text:visited-style-name="Visited_20_Internet_20_Link">“Call for contributors”</text:a> </text:p>
      <text:h text:style-name="Heading_20_3" text:outline-level="3"><text:bookmark text:name="do-you-like-organizing"/>Do you like organizing?</text:h>
      <text:list xml:id="list1504387087" text:style-name="L4">
        <text:list-item>
          <text:p text:style-name="P110">Link to duplicate issues, and suggest new issue labels, to keep things organized </text:p>
        </text:list-item>
        <text:list-item>
          <text:p text:style-name="P110">Go through open issues and suggest closing old ones, <text:a xlink:type="simple" xlink:href="https://github.com/eslint/eslint/issues/6765" text:style-name="Internet_20_link" text:visited-style-name="Visited_20_Internet_20_Link">like @nzakas did for ESLint</text:a> </text:p>
        </text:list-item>
        <text:list-item>
          <text:p text:style-name="P88">Ask clarifying questions on recently opened issues to move the discussion forward </text:p>
        </text:list-item>
      </text:list>
      <text:h text:style-name="Heading_20_3" text:outline-level="3"><text:bookmark text:name="do-you-like-to-code"/>Do you like to code?</text:h>
      <text:list xml:id="list785839036" text:style-name="L5">
        <text:list-item>
          <text:p text:style-name="P111">Find an open issue to tackle, <text:a xlink:type="simple" xlink:href="https://github.com/Leaflet/Leaflet/issues/4528#issuecomment-216520560" text:style-name="Internet_20_link" text:visited-style-name="Visited_20_Internet_20_Link">like @dianjin did for Leaflet</text:a> </text:p>
        </text:list-item>
        <text:list-item>
          <text:p text:style-name="P111">Ask if you can help write a new feature </text:p>
        </text:list-item>
        <text:list-item>
          <text:p text:style-name="P111">Automate project setup </text:p>
        </text:list-item>
        <text:list-item>
          <text:p text:style-name="P89">Improve tooling and testing </text:p>
        </text:list-item>
      </text:list>
      <text:h text:style-name="Heading_20_3" text:outline-level="3"><text:bookmark text:name="do-you-like-helping-people"/>Do you like helping people?</text:h>
      <text:list xml:id="list3523175948" text:style-name="L6">
        <text:list-item>
          <text:p text:style-name="P112">Answer questions about the project on e.g., Stack Overflow (<text:a xlink:type="simple" xlink:href="https://stackoverflow.com/questions/18664074/getting-error-peer-authentication-failed-for-user-postgres-when-trying-to-ge" text:style-name="Internet_20_link" text:visited-style-name="Visited_20_Internet_20_Link">like this Postgres example</text:a>) or Reddit </text:p>
        </text:list-item>
        <text:list-item>
          <text:p text:style-name="P112">Answer questions for people on open issues </text:p>
        </text:list-item>
        <text:list-item>
          <text:p text:style-name="P90">Help moderate the discussion boards or conversation channels </text:p>
        </text:list-item>
      </text:list>
      <text:h text:style-name="Heading_20_3" text:outline-level="3"><text:bookmark text:name="do-you-like-helping-others-code"/>Do you like helping others code?</text:h>
      <text:list xml:id="list4208007673" text:style-name="L7">
        <text:list-item>
          <text:p text:style-name="P113">Review code on other people’s submissions </text:p>
        </text:list-item>
        <text:list-item>
          <text:p text:style-name="P113">Write tutorials for how a project can be used </text:p>
        </text:list-item>
        <text:list-item>
          <text:p text:style-name="P91">Offer to mentor another contributor, <text:a xlink:type="simple" xlink:href="https://github.com/rust-lang/book/issues/123#issuecomment-238049666" text:style-name="Internet_20_link" text:visited-style-name="Visited_20_Internet_20_Link">like @ereichert did for @bronzdoc on Rust</text:a> </text:p>
        </text:list-item>
      </text:list>
      <text:p text:style-name="Text_20_body"/>
      <text:p text:style-name="Text_20_body"/>
      <text:p text:style-name="Text_20_body"/>
      <text:p text:style-name="Text_20_body"><text:a xlink:type="simple" xlink:href="https://up-for-grabs.net/#/tags/JavaScript" text:style-name="Internet_20_link" text:visited-style-name="Visited_20_Internet_20_Link">https://up-for-grabs.net/#/tags/JavaScript</text:a></text:p>
      <text:p text:style-name="P25">ANATOMY OF AN OSS PROJECT</text:p>
      <text:p text:style-name="P25"/>
      <text:p text:style-name="P25"><text:span text:style-name="Strong_20_Emphasis">LICENSE:</text:span> By definition, every open source project must have an <text:a xlink:type="simple" xlink:href="https://choosealicense.com/" text:style-name="Internet_20_link" text:visited-style-name="Visited_20_Internet_20_Link">open source license</text:a>. If the project does not have a license, it is not open source. </text:p>
      <text:list xml:id="list3321044714" text:style-name="L8">
        <text:list-item>
          <text:p text:style-name="P114"><text:span text:style-name="Strong_20_Emphasis">README:</text:span> The README is the instruction manual that welcomes new community members to the project. It explains why the project is useful and how to get started. </text:p>
        </text:list-item>
        <text:list-item>
          <text:p text:style-name="P114"><text:span text:style-name="Strong_20_Emphasis">CONTRIBUTING:</text:span> Whereas READMEs help people <text:span text:style-name="Emphasis">use</text:span> the project, contributing docs help people <text:span text:style-name="Emphasis">contribute</text:span> to the project. It explains what types of contributions are needed and how the process works. While not every project has a CONTRIBUTING file, its presence signals that this is a welcoming project to contribute to. </text:p>
        </text:list-item>
        <text:list-item>
          <text:p text:style-name="P114"><text:soft-page-break/><text:span text:style-name="Strong_20_Emphasis">CODE_OF_CONDUCT:</text:span> The code of conduct sets ground rules for participants’ behavior associated and helps to facilitate a friendly, welcoming environment. While not every project has a CODE_OF_CONDUCT file, its presence signals that this is a welcoming project to contribute to. </text:p>
        </text:list-item>
        <text:list-item>
          <text:p text:style-name="P92"><text:span text:style-name="Strong_20_Emphasis">Other documentation:</text:span> There might be additional documentation, such as tutorials, walkthroughs, or governance policies, especially on bigger projects. </text:p>
        </text:list-item>
      </text:list>
      <text:p text:style-name="P25"/>
      <text:p text:style-name="P25"/>
      <text:p text:style-name="P25"/>
      <text:p text:style-name="P25"/>
      <text:p text:style-name="P27">WHAT CAN OPENSOURCE DO FOR YOU </text:p>
      <text:p text:style-name="P27"/>
      <text:p text:style-name="P32"/>
      <text:p text:style-name="P31"/>
      <text:p text:style-name="P31"/>
      <text:p text:style-name="P29"/>
      <text:p text:style-name="P25"/>
      <text:p text:style-name="P25"/>
      <text:p text:style-name="P25">- <text:span text:style-name="T5">OPEN DATA <text:s/>| openafrica.net</text:span></text:p>
      <text:p text:style-name="P25">- <text:span text:style-name="T5">OPEN TOOL-MAKERS</text:span></text:p>
      <text:p text:style-name="P25">- <text:span text:style-name="T5">OPEN RESOURCES</text:span></text:p>
      <text:p text:style-name="P25">- <text:span text:style-name="T5">OPEN SOFTWARES AND PLATFORMS</text:span></text:p>
      <text:p text:style-name="P25"/>
      <text:p text:style-name="P25"/>
      <text:p text:style-name="P34">Next OSS for Governance, Sustainability, HealthCare, Productivity </text:p>
      <text:p text:style-name="P34"/>
      <text:p text:style-name="P36"/>
      <text:p text:style-name="P18">- Governance Model </text:p>
      <text:p text:style-name="P23"><text:span text:style-name="Strong_20_Emphasis">BDFL:</text:span> BDFL stands for “Benevolent Dictator for Life”. Under this structure, one person (usually the initial author of the project) has final say on all major project decisions. <text:a xlink:type="simple" xlink:href="https://github.com/python" text:style-name="Internet_20_link" text:visited-style-name="Visited_20_Internet_20_Link">Python</text:a> is a classic example. Smaller projects are probably BDFL by default, because there are only one or two maintainers. A project that originated at a company might also fall into the BDFL category. <text:span text:style-name="T18">LINUX TORVALDS</text:span></text:p>
      <text:list xml:id="list2288495824" text:style-name="L9">
        <text:list-item>
          <text:p text:style-name="P93"><text:span text:style-name="Strong_20_Emphasis">Meritocracy:</text:span> <text:span text:style-name="Strong_20_Emphasis">(Note: the term “meritocracy” carries negative connotations for some communities and has a </text:span><text:a xlink:type="simple" xlink:href="http://geekfeminism.wikia.com/wiki/Meritocracy" text:style-name="Internet_20_link" text:visited-style-name="Visited_20_Internet_20_Link"><text:span text:style-name="Strong_20_Emphasis">complex social and political history</text:span></text:a><text:span text:style-name="Strong_20_Emphasis">.)</text:span> Under a meritocracy, active project contributors (those who demonstrate “merit”) are given a formal decision making role. Decisions are usually made based on pure voting consensus. The meritocracy concept was pioneered by the <text:a xlink:type="simple" xlink:href="https://www.apache.org/" text:style-name="Internet_20_link" text:visited-style-name="Visited_20_Internet_20_Link">Apache Foundation</text:a>; <text:a xlink:type="simple" xlink:href="https://www.apache.org/index.html#projects-list" text:style-name="Internet_20_link" text:visited-style-name="Visited_20_Internet_20_Link">all Apache projects</text:a> are meritocracies. Contributions can only be made by individuals representing themselves, not by a company.</text:p>
        </text:list-item>
        <text:list-item>
          <text:p text:style-name="P93"><text:span text:style-name="Strong_20_Emphasis">Liberal contribution:</text:span> Under a liberal contribution model, the people who do the most work are recognized as most influential, but this is based on current work and not historic contributions. Major project decisions are made based on a consensus seeking process (discuss major grievances) rather than pure vote, and strive to include as many community perspectives as possible. Popular examples of projects that use a liberal contribution model include <text:a xlink:type="simple" xlink:href="https://foundation.nodejs.org/" text:style-name="Internet_20_link" text:visited-style-name="Visited_20_Internet_20_Link">Node.js</text:a> and <text:a xlink:type="simple" xlink:href="https://www.rust-lang.org/en-US/" text:style-name="Internet_20_link" text:visited-style-name="Visited_20_Internet_20_Link">Rust</text:a>.</text:p>
        </text:list-item>
      </text:list>
      <text:p text:style-name="P2"/>
      <text:p text:style-name="P10"/>
      <text:p text:style-name="P38"/>
      <text:p text:style-name="P38"/>
      <text:p text:style-name="P38"/>
      <text:p text:style-name="P38"/>
      <text:p text:style-name="P63"/>
      <text:p text:style-name="P40"/>
      <text:p text:style-name="P54">USING OPENSOURCE TO TEST FOR DEMAND</text:p>
      <text:p text:style-name="P56">How segment used analytics.js to test for product market fit.</text:p>
      <text:p text:style-name="P59">Canonical uses ubuntu to test … tablets … servers</text:p>
      <text:p text:style-name="P60">kahoot.it</text:p>
      <text:p text:style-name="P21"/>
      <text:p text:style-name="P21"/>
      <text:p text:style-name="P20"/>
      <text:p text:style-name="P25"><text:span text:style-name="Emphasis">Ask not what your country can do for you - ask what you can do for your country.”</text:span></text:p>
      <text:p text:style-name="P25"><text:span text:style-name="Emphasis"/></text:p>
      <text:p text:style-name="P25"><text:span text:style-name="Emphasis"/></text:p>
      <text:p text:style-name="P25"><text:span text:style-name="Emphasis"/></text:p>
      <text:p text:style-name="P26"><text:span text:style-name="Emphasis"><text:span text:style-name="T8">REFERENCES</text:span></text:span></text:p>
      <text:p text:style-name="P26"><text:a xlink:type="simple" xlink:href="https://timreview.ca/article/756" text:style-name="Internet_20_link" text:visited-style-name="Visited_20_Internet_20_Link"><text:span text:style-name="Emphasis">https://timreview.ca/article/756</text:span></text:a></text:p>
      <text:p text:style-name="P26"><text:span text:style-name="Emphasis"/></text:p>
      <text:p text:style-name="P26"><text:a xlink:type="simple" xlink:href="https://www.heavybit.com/library/video/mysql-ceo-on-2-open-source-business-models/" text:style-name="Internet_20_link" text:visited-style-name="Visited_20_Internet_20_Link"><text:span text:style-name="Emphasis">https://www.heavybit.com/library/video/mysql-ceo-on-2-open-source-business-models/</text:span></text:a></text:p>
      <text:p text:style-name="P26"><text:a xlink:type="simple" xlink:href="https://opensource.com/business/14/9/open-source-business-models-part-2" text:style-name="Internet_20_link" text:visited-style-name="Visited_20_Internet_20_Link"><text:span text:style-name="Emphasis">https://opensource.com/business/14/9/open-source-business-models-part-2</text:span></text:a></text:p>
      <text:p text:style-name="P26"><text:a xlink:type="simple" xlink:href="https://www.linuxfoundation.org/open-source-management/2017/06/building-a-business-on-open-source/" text:style-name="Internet_20_link" text:visited-style-name="Visited_20_Internet_20_Link"><text:span text:style-name="Emphasis">https://www.linuxfoundation.org/open-source-management/2017/06/building-a-business-on-open-source/</text:span></text:a></text:p>
      <text:p text:style-name="P26"><text:span text:style-name="Emphasis"/></text:p>
      <text:p text:style-name="P26"><text:a xlink:type="simple" xlink:href="https://opensource.guide/" text:style-name="Internet_20_link" text:visited-style-name="Visited_20_Internet_20_Link"><text:span text:style-name="Emphasis">https://opensource.guide/</text:span></text:a></text:p>
      <text:p text:style-name="P26"><text:span text:style-name="Emphasis"/></text:p>
      <text:p text:style-name="P26"><text:a xlink:type="simple" xlink:href="https://www.heavybit.com/library/blog/open-source-as-business-strategy-with-segments-peter-reinhardt/" text:style-name="Internet_20_link" text:visited-style-name="Visited_20_Internet_20_Link"><text:span text:style-name="Emphasis">https://www.heavybit.com/library/blog/open-source-as-business-strategy-with-segments-peter-reinhardt/</text:span></text:a></text:p>
      <text:p text:style-name="P26"><text:span text:style-name="Emphasis"/></text:p>
      <text:p text:style-name="P26"><text:span text:style-name="Emphasis"/></text:p>
      <text:p text:style-name="P26"><text:span text:style-name="Emphasis"/></text:p>
      <text:p text:style-name="P26"><text:span text:style-name="Emphasis"/></text:p>
      <text:p text:style-name="P26"><text:span text:style-name="Emphasis"/></text:p>
      <text:p text:style-name="P26"><text:span text:style-name="Emphasis"/></text:p>
      <text:p text:style-name="P22">- <text:span text:style-name="T7">USE OPENSOURCE TO CREATE A SUPPLY CHAIN</text:span></text:p>
      <text:p text:style-name="P28">- <text:span text:style-name="T7">REACT/VUE/ANGULAR</text:span></text:p>
      <text:p text:style-name="P28">- <text:span text:style-name="T7">LARAVEL/SYMPHONY/CODEIGNITER</text:span></text:p>
      <text:p text:style-name="P28">- <text:span text:style-name="T7">VSCODE | SUBLIME {PACKAGER} | ATOM</text:span></text:p>
      <text:p text:style-name="P28"/>
      <text:p text:style-name="P28"/>
      <text:p text:style-name="P42"><text:s/></text:p>
      <text:p text:style-name="P28">– PROJECTS IN THE HIGHLIGHT</text:p>
      <text:p text:style-name="P28"><text:a xlink:type="simple" xlink:href="https://github.com/odoo/odoo" text:style-name="Internet_20_link" text:visited-style-name="Visited_20_Internet_20_Link">https://github.com/odoo/odoo</text:a> <text:s text:c="11"/>| ODOO <text:span text:style-name="T3">VS ZOHO</text:span></text:p>
      <text:p text:style-name="P43"><text:tab/><text:tab/><text:tab/><text:tab/><text:tab/>| APACHE <text:span text:style-name="T2">VS MICROSOFT</text:span></text:p>
      <text:p text:style-name="P30">FEDENA</text:p>
      <text:p text:style-name="P30">BABEL</text:p>
      <text:p text:style-name="P44">MISSING PERSONS</text:p>
      <text:p text:style-name="P35">CODE FOR AFRICA <text:s/>| </text:p>
      <text:p text:style-name="P45">WIKIPEDIA <text:span text:style-name="T4">vs ENCARTA vs ENCYCLOPEDIA [what Is Barbie]</text:span></text:p>
      <text:p text:style-name="P33">PENTESTING TOOL vs METASPLOIT</text:p>
      <text:p text:style-name="P46">MongoDB acquires MLAB <text:span text:style-name="T10">{PAAS} {AGPL}</text:span></text:p>
      <text:p text:style-name="P47">Android {GPL//AGPL} [LINUX, GPL ADDED]</text:p>
      <text:p text:style-name="P33"/>
      <text:p text:style-name="P45"/>
      <text:p text:style-name="P33">- PROJECTS THAT CANT BE OPEN SOURCE</text:p>
      <text:p text:style-name="P33">DROPBOX</text:p>
      <text:p text:style-name="P33"/>
      <text:p text:style-name="P33"/>
      <text:p text:style-name="P33"/>
      <text:p text:style-name="P33"/>
      <text:p text:style-name="P35"/>
      <text:p text:style-name="P48">BLOCKCHAIN</text:p>
      <text:p text:style-name="P48">Blockchain provides a social framework for transparency and openness in today’s technology driven ecosystem. MEME</text:p>
      <text:p text:style-name="P48"><text:soft-page-break/>- <text:span text:style-name="T6">Open Source is going to be the standard in a decentralized economy, and all of the critical things used in the marketplace and common business practices.</text:span></text:p>
      <text:p text:style-name="P48"/>
      <text:p text:style-name="P49">A new economy is emerging and new <text:span text:style-name="T20">opportunities</text:span> are opening.</text:p>
      <text:p text:style-name="P49"/>
      <text:p text:style-name="P49"/>
      <text:p text:style-name="P50">Even Microsoft knows that</text:p>
      <text:p text:style-name="P50">VSCODE</text:p>
      <text:p text:style-name="P50">GITHUB</text:p>
      <text:p text:style-name="P50">.<text:span text:style-name="T9">NET CORE </text:span></text:p>
      <text:p text:style-name="P50"/>
      <text:p text:style-name="P67"/>
      <text:p text:style-name="P68"/>
      <text:p text:style-name="P68">MAKING MONEY</text:p>
      <text:p text:style-name="P68">- <text:span text:style-name="T12">MONEY VERSUS TIME</text:span></text:p>
      <text:p text:style-name="P68">Foundation<text:span text:style-name="T12"> Based {apache, mozilla, android(google.samsung), linux, METEORJS(Galaxy)}vs</text:span></text:p>
      <text:p text:style-name="P69">Singular Business Models {mongodb, react, vue, chrome, V8, nodejs}</text:p>
      <text:p text:style-name="P69"/>
      <text:p text:style-name="P41"/>
      <text:p text:style-name="P55">USING OPENSOURCE TO TEST FOR DEMAND</text:p>
      <text:p text:style-name="P57">How segment used analytics.js to test for product market fit.</text:p>
      <text:p text:style-name="P58">Canonical uses ubuntu to test … tablets … servers</text:p>
      <text:p text:style-name="P58"/>
      <text:h text:style-name="P78" text:outline-level="2"><text:bookmark text:name="open-core-vs-hybrid-business-models"/><text:soft-page-break/>Business Models</text:h>
      <text:p text:style-name="P68"/>
      <text:p text:style-name="P76"><text:span text:style-name="T22">Open </text:span><text:span text:style-name="T23">Core (Platform) </text:span><text:span text:style-name="Emphasis">or commercial extensions </text:span><text:span text:style-name="Emphasis"><text:span text:style-name="T21">or </text:span></text:span><text:span text:style-name="T22">versus Hybrid OSS</text:span></text:p>
      <text:p text:style-name="P61">Open core is a business model in which the core of a program is open source, with additional closed source features provided for a fee.</text:p>
      <text:p text:style-name="P70">- segment | analytics.js <text:span text:style-name="T15">MongoDB </text:span></text:p>
      <text:p text:style-name="P70"/>
      <text:p text:style-name="P70"><text:span text:style-name="Emphasis">Business source</text:span></text:p>
      <text:p text:style-name="P76">Business source is a business model that employs two different licenses with a time delay. In this business model, the source code is openly distributed and freely editable. However, for a set amount of time, a pre-defined segment of users (0.1–1% is suggested) have to pay to be allowed to use it. After this initial time period (3 years is suggested), the license automatically changes to an open source license.</text:p>
      <text:p text:style-name="P70"/>
      <text:p text:style-name="P72"><text:span text:style-name="Emphasis">Software as a service</text:span></text:p>
      <text:p text:style-name="P76">Software as a service (SaaS) is a fairly new business model in which connectors and application programming interfaces are open source but the server code they connect to is not accessible to the end user. For instance, one may use an application that can access certain data on a server, but not be able to access the actual source code</text:p>
      <text:p text:style-name="P73">MongoDB ---- Wordpress</text:p>
      <text:p text:style-name="P71"/>
      <text:p text:style-name="P71">Dual licensing </text:p>
      <text:p text:style-name="P62">Dual licensing emerged as an early approach to the <text:span text:style-name="T24">open source business model</text:span>. Under this <text:span text:style-name="T24">model</text:span>, a <text:span text:style-name="T24">company</text:span> offers the same software under two different licenses, one that is <text:span text:style-name="T24">open source</text:span>, and the other proprietary. They can control the software, and contributors sign over their copyright.</text:p>
      <text:p text:style-name="P74">MysQL versus MariaDB Fork for the community. <text:span text:style-name="T26">As a Drop-In replacement</text:span></text:p>
      <text:p text:style-name="P75"><text:soft-page-break/>GPL Licensing and Wordpress</text:p>
      <text:p text:style-name="P75">Git and Gitlab.</text:p>
      <text:p text:style-name="P75"/>
      <text:p text:style-name="P68"/>
      <text:p text:style-name="P51">- FOSS using GPL versus OSS using Apache on the Public Domain</text:p>
      <text:p text:style-name="P37">Building your Differentiation</text:p>
      <text:p text:style-name="P37">- Android and the Playstore {Hardware}</text:p>
      <text:p text:style-name="P37">- MongoDB and Atlas <text:span text:style-name="T11">} Subscriptions</text:span></text:p>
      <text:p text:style-name="P37">- Platforms/<text:span text:style-name="T11">Marketplace, Commercial Addons</text:span> and Merchandise. <text:span text:style-name="T11">(Wordpress, Drupal, Joomla)</text:span></text:p>
      <text:p text:style-name="P37">- <text:s/></text:p>
      <text:p text:style-name="P37"/>
      <text:p text:style-name="P37"/>
      <text:p text:style-name="P37"/>
      <text:p text:style-name="P19">- Governance Model </text:p>
      <text:p text:style-name="P24"><text:span text:style-name="Strong_20_Emphasis">BDFL:</text:span> BDFL stands for “Benevolent Dictator for Life”. Under this structure, one person (usually the initial author of the project) has final say on all major project decisions. <text:a xlink:type="simple" xlink:href="https://github.com/python" text:style-name="Internet_20_link" text:visited-style-name="Visited_20_Internet_20_Link">Python</text:a> is a classic example. Smaller projects are probably BDFL by default, because there are only one or two maintainers. A project that originated at a company might also fall into the BDFL category. <text:span text:style-name="T18">LINUX TORVALDS</text:span></text:p>
      <text:list xml:id="list1435166465" text:style-name="L10">
        <text:list-item>
          <text:p text:style-name="P94"><text:span text:style-name="Strong_20_Emphasis">Meritocracy:</text:span> <text:span text:style-name="Strong_20_Emphasis">(Note: the term “meritocracy” carries negative connotations for some communities and has a </text:span><text:a xlink:type="simple" xlink:href="http://geekfeminism.wikia.com/wiki/Meritocracy" text:style-name="Internet_20_link" text:visited-style-name="Visited_20_Internet_20_Link"><text:span text:style-name="Strong_20_Emphasis">complex social and political history</text:span></text:a><text:span text:style-name="Strong_20_Emphasis">.)</text:span> Under a meritocracy, active project contributors (those who demonstrate “merit”) are given a formal decision making role. Decisions are usually made based on pure voting consensus. The meritocracy concept was pioneered by the <text:a xlink:type="simple" xlink:href="https://www.apache.org/" text:style-name="Internet_20_link" text:visited-style-name="Visited_20_Internet_20_Link">Apache Foundation</text:a>; <text:a xlink:type="simple" xlink:href="https://www.apache.org/index.html#projects-list" text:style-name="Internet_20_link" text:visited-style-name="Visited_20_Internet_20_Link">all Apache projects</text:a> are meritocracies. Contributions can only be made by individuals representing themselves, not by a company.</text:p>
        </text:list-item>
        <text:list-item>
          <text:p text:style-name="P94"><text:span text:style-name="Strong_20_Emphasis">Liberal contribution:</text:span> Under a liberal contribution model, the people who do the most work are recognized as most influential, but this is based on current work and not historic contributions. Major project decisions are made based on a consensus seeking process (discuss major grievances) rather than pure vote, and strive to include as many community perspectives as possible. Popular examples of projects that use a liberal contribution model include <text:a xlink:type="simple" xlink:href="https://foundation.nodejs.org/" text:style-name="Internet_20_link" text:visited-style-name="Visited_20_Internet_20_Link">Node.js</text:a> and <text:a xlink:type="simple" xlink:href="https://www.rust-lang.org/en-US/" text:style-name="Internet_20_link" text:visited-style-name="Visited_20_Internet_20_Link">Rust</text:a>.</text:p>
        </text:list-item>
      </text:list>
      <text:p text:style-name="P3"/>
      <text:p text:style-name="P11"/>
      <text:p text:style-name="P39"/>
      <text:p text:style-name="P39"/>
      <text:p text:style-name="P39"/>
      <text:p text:style-name="P39"/>
      <text:p text:style-name="P39"/>
      <text:p text:style-name="P39"/>
      <text:p text:style-name="P39">BUSINESS CHALLENGES</text:p>
      <text:p text:style-name="P39">- Competition is Healthy</text:p>
      <text:p text:style-name="P39"/>
      <text:p text:style-name="P39">- Sqlite, Mysql, MongoDB, <text:span text:style-name="T13">couchbase, Postgres</text:span></text:p>
      <text:p text:style-name="P39">- Angular, React, Vue</text:p>
      <text:p text:style-name="P39">- <text:span text:style-name="T19">Gitlab | Github | BitBucket | JIRA Atlassian</text:span></text:p>
      <text:p text:style-name="P39"/>
      <text:p text:style-name="P52">RISKS <text:span text:style-name="T17">AND CHALLENGES</text:span></text:p>
      <text:p text:style-name="P52">- Adoption and growing it .. <text:span text:style-name="T16">USERBASE</text:span></text:p>
      <text:p text:style-name="P65"><text:soft-page-break/>Google increased it user base with android, by using one you were tied to a google account where all your data was mined.</text:p>
      <text:p text:style-name="P16"><text:bookmark text:name="span1347"/>When Google came out with Android they were not<text:bookmark text:name="span1348"/> <text:bookmark text:name="span1349"/>planning to make money on Android. T<text:bookmark text:name="span1350"/>hey were planning to make money on those<text:bookmark text:name="span1351"/> <text:bookmark text:name="span1352"/>who make money on Android.<text:bookmark text:name="span1353"/> <text:bookmark text:name="span1354"/>Meaning when you sign the Open Handset Alliance<text:bookmark text:name="span1355"/> <text:bookmark text:name="span1356"/>and you start using Android in your phones,<text:bookmark text:name="span1357"/> <text:bookmark text:name="span1358"/>you bind yourself to using Google services,<text:bookmark text:name="span1359"/> <text:bookmark text:name="span1360"/>Search and so on, and that's business for Google</text:p>
      <text:p text:style-name="P16"/>
      <text:p text:style-name="P16"><text:bookmark text:name="span1525"/>That's why Amazon took the Android code<text:bookmark text:name="span1526"/> <text:bookmark text:name="span1527"/>used it in their Kindle Fire, I think,<text:bookmark text:name="span1528"/> <text:bookmark text:name="span1529"/>but they can't call it Android because they didn't sign<text:bookmark text:name="span1530"/> <text:bookmark text:name="span1531"/>the Alliance that would have forced them to use<text:bookmark text:name="span1532"/> <text:bookmark text:name="span1533"/>Google Services.<text:bookmark text:name="span1534"/> </text:p>
      <text:p text:style-name="P16"/>
      <text:p text:style-name="P65"/>
      <text:p text:style-name="P65"/>
      <text:p text:style-name="P52">- Fragmentation | Forks, (Are they opportunities of problems)</text:p>
      <text:p text:style-name="P13"><text:bookmark text:name="span401"/><text:span text:style-name="T14">Take Facebook, they needed a simple, scalable,</text:span><text:bookmark text:name="span402"/><text:span text:style-name="T14"> </text:span><text:bookmark text:name="span403"/><text:span text:style-name="T14">powerful, reliable storage so they developed </text:span><text:a xlink:type="simple" xlink:href="https://www.facebook.com/note.php?note_id=24413138919" text:style-name="Internet_20_link" text:visited-style-name="Visited_20_Internet_20_Link"><text:span text:style-name="T14">Cassandra</text:span></text:a><text:span text:style-name="T14">.</text:span><text:bookmark text:name="span404"/><text:span text:style-name="T14"> </text:span><text:bookmark text:name="span405"/><text:span text:style-name="T14">What happened to Cassandra?</text:span><text:bookmark text:name="span406"/><text:span text:style-name="T14"> </text:span><text:bookmark text:name="span407"/><text:span text:style-name="T14">Facebook didn't need it anymore.</text:span><text:bookmark text:name="span408"/><text:span text:style-name="T14"> </text:span><text:bookmark text:name="span409"/><text:span text:style-name="T14">Already from the beginning they open sourced it,</text:span><text:bookmark text:name="span410"/><text:span text:style-name="T14"> </text:span><text:bookmark text:name="span411"/><text:span text:style-name="T14">gave it to everybody. </text:span><text:bookmark text:name="span412"/><text:span text:style-name="T14">Now we have a company called</text:span><text:bookmark text:name="span413"/><text:span text:style-name="T14"> </text:span><text:bookmark text:name="span414"/><text:a xlink:type="simple" xlink:href="http://www.datastax.com/" text:style-name="Internet_20_link" text:visited-style-name="Visited_20_Internet_20_Link"><text:span text:style-name="T14">DataStax</text:span></text:a><text:span text:style-name="T14"> that commercializes Cassandra</text:span><text:bookmark text:name="span415"/><text:span text:style-name="T14"> </text:span><text:bookmark text:name="span416"/><text:span text:style-name="T14">and further develops it.</text:span><text:bookmark text:name="span417"/><text:span text:style-name="T14"> </text:span><text:bookmark text:name="span418"/><text:span text:style-name="T14">For DataStax that was a fantastic starting point</text:span><text:bookmark text:name="span419"/><text:span text:style-name="T14"> </text:span><text:bookmark text:name="span420"/><text:span text:style-name="T14">for a business â€” to take an existing product that had</text:span><text:bookmark text:name="span421"/><text:span text:style-name="T14"> </text:span><text:bookmark text:name="span422"/><text:span text:style-name="T14">been developed by somebody who really needed it. T</text:span><text:bookmark text:name="span423"/><text:span text:style-name="T14">hey knew it was a useful product. F</text:span><text:bookmark text:name="span424"/><text:span text:style-name="T14">or them it was an opportunity,</text:span><text:bookmark text:name="span425"/><text:span text:style-name="T14"> </text:span><text:bookmark text:name="span426"/><text:span text:style-name="T14">but for others it can be a threat.</text:span></text:p>
      <text:p text:style-name="P52"/>
      <text:p text:style-name="P53">Git &gt; Github &gt; Gitlab</text:p>
      <text:p text:style-name="P52"/>
      <text:p text:style-name="P52">- Community, users, contributors</text:p>
      <text:p text:style-name="P52"/>
      <text:p text:style-name="P52"/>
      <text:p text:style-name="P52">- Branding and Identity</text:p>
      <text:p text:style-name="P17"><text:bookmark text:name="span1535"/><text:bookmark text:name="span15341"/>If you take Red Hat's code and distribute it,<text:bookmark text:name="span1536"/> <text:bookmark text:name="span1537"/>you can do that, but you're not allowed<text:bookmark text:name="span1538"/> <text:bookmark text:name="span1539"/>to distribute anything that shows the brand<text:bookmark text:name="span1540"/> <text:bookmark text:name="span1541"/>or the logo. The name Red Hat Enterprise, Linux<text:bookmark text:name="span1542"/> <text:bookmark text:name="span1543"/>and all the marks that go with it, the visual,<text:bookmark text:name="span1544"/> <text:bookmark text:name="span1545"/>the JPEGs and PNGs, and the pictures,<text:bookmark text:name="span1546"/> <text:bookmark text:name="span1547"/>they are all proprietary. </text:p>
      <text:p text:style-name="P66">So you have Debian | Fedora | Mint | ETC.</text:p>
      <text:p text:style-name="P66"/>
      <text:p text:style-name="P64"><text:s/></text:p>
      <text:p text:style-name="P64"/>
      <text:p text:style-name="P64"/>
      <text:p text:style-name="P120">RISKS <text:span text:style-name="T17">AND CHALLENGES</text:span></text:p>
      <text:p text:style-name="P79"><text:span text:style-name="T14">Facebook needed a simple, scalable,</text:span><text:bookmark text:name="span4021"/><text:span text:style-name="T14"> </text:span><text:bookmark text:name="span4031"/><text:span text:style-name="T14">powerful, reliable storage so they developed </text:span><text:a xlink:type="simple" xlink:href="https://www.facebook.com/note.php?note_id=24413138919" text:style-name="Internet_20_link" text:visited-style-name="Visited_20_Internet_20_Link"><text:span text:style-name="T14">Cassandra</text:span></text:a><text:span text:style-name="T14">.</text:span><text:bookmark text:name="span4041"/><text:span text:style-name="T14"> </text:span><text:bookmark text:name="span4051"/><text:span text:style-name="T14">What happened to Cassandra?</text:span><text:bookmark text:name="span4061"/><text:span text:style-name="T14"> </text:span><text:bookmark text:name="span4071"/><text:span text:style-name="T14">Facebook didn't need it anymore.</text:span><text:bookmark text:name="span4081"/><text:span text:style-name="T14"> </text:span><text:bookmark text:name="span4091"/><text:span text:style-name="T14">Already from the beginning they open sourced it,</text:span><text:bookmark text:name="span4101"/><text:span text:style-name="T14"> </text:span><text:bookmark text:name="span4111"/><text:span text:style-name="T14">gave it to everybody. </text:span><text:bookmark text:name="span4121"/><text:span text:style-name="T14">Now we have a company called</text:span><text:bookmark text:name="span4131"/><text:span text:style-name="T14"> </text:span><text:bookmark text:name="span4141"/><text:a xlink:type="simple" xlink:href="http://www.datastax.com/" text:style-name="Internet_20_link" text:visited-style-name="Visited_20_Internet_20_Link"><text:span text:style-name="T14">DataStax</text:span></text:a><text:span text:style-name="T14"> that commercializes Cassandra</text:span><text:bookmark text:name="span4151"/><text:span text:style-name="T14"> </text:span><text:bookmark text:name="span4161"/><text:span text:style-name="T14">and further develops it.</text:span><text:bookmark text:name="span4171"/><text:span text:style-name="T14"> </text:span></text:p>
      <text:p text:style-name="P81"/>
      <text:p text:style-name="P79"><text:bookmark text:name="span4181"/><text:span text:style-name="T14">For DataStax that was a fantastic starting point</text:span><text:bookmark text:name="span4191"/><text:span text:style-name="T14"> </text:span><text:bookmark text:name="span4201"/><text:span text:style-name="T14">for a business â€” to take an existing product that had</text:span><text:bookmark text:name="span4211"/><text:span text:style-name="T14"> </text:span><text:bookmark text:name="span4221"/><text:span text:style-name="T14">been developed by somebody who really needed it. T</text:span><text:bookmark text:name="span4231"/><text:span text:style-name="T14">hey knew it was a useful product. F</text:span><text:bookmark text:name="span4241"/><text:span text:style-name="T14">or them it was an opportunity,</text:span><text:bookmark text:name="span4251"/><text:span text:style-name="T14"> </text:span><text:bookmark text:name="span4261"/><text:span text:style-name="T14">but for others it can be a threat.</text:span></text:p>
      <text:p text:style-name="P82"/>
      <text:p text:style-name="P82"/>
      <text:p text:style-name="P83">When Google came out with Android they were not<text:bookmark text:name="span13481"/> <text:bookmark text:name="span13491"/>planning to make money on Android. T<text:bookmark text:name="span13501"/>hey were planning to make money on those<text:bookmark text:name="span13511"/> <text:bookmark text:name="span13521"/>who make money on Android.<text:bookmark text:name="span13531"/> <text:bookmark text:name="span13541"/>Meaning when you sign the Open Handset Alliance<text:bookmark text:name="span13551"/> <text:bookmark text:name="span13561"/>and you start using Android in your phones,<text:bookmark text:name="span13571"/> <text:bookmark text:name="span13581"/>you bind yourself to using Google services,<text:bookmark text:name="span13591"/> <text:bookmark text:name="span13601"/>Search and so on, and that's business for Google</text:p>
      <text:p text:style-name="P83"/>
      <text:p text:style-name="P83"><text:span text:style-name="T27">When</text:span> Amazon took the Android code<text:bookmark text:name="span15261"/> <text:bookmark text:name="span15271"/>used it in their Kindle Fire, I think,<text:bookmark text:name="span15281"/> <text:bookmark text:name="span15291"/>but they can't call it Android because they didn't sign<text:bookmark text:name="span15301"/> <text:bookmark text:name="span15311"/>the Alliance that would have forced them to use<text:bookmark text:name="span15321"/> <text:bookmark text:name="span15331"/>Google Services.<text:bookmark text:name="span15342"/> </text:p>
      <text:p text:style-name="P83"/>
      <text:p text:style-name="P96"/>
      <text:p text:style-name="P97">Git &gt; Github &gt; Gitlab</text:p>
      <text:p text:style-name="P96"/>
      <text:p text:style-name="P96">- Community, users, contributors</text:p>
      <text:p text:style-name="P96"/>
      <text:p text:style-name="P96">- Branding and Identity</text:p>
      <text:p text:style-name="P81"><text:bookmark text:name="span15351"/><text:bookmark text:name="span153411"/>If you take Red Hat's code and distribute it,<text:bookmark text:name="span15361"/> <text:bookmark text:name="span15371"/>you can do that, but you're not allowed<text:bookmark text:name="span15381"/> <text:bookmark text:name="span15391"/>to distribute anything that shows the brand<text:bookmark text:name="span15401"/> <text:bookmark text:name="span15411"/>or the logo. The name Red Hat Enterprise, Linux<text:bookmark text:name="span15421"/> <text:bookmark text:name="span15431"/>and all the marks that go with it, the visual,<text:bookmark text:name="span15441"/> <text:bookmark text:name="span15451"/>the JPEGs and PNGs, and the pictures,<text:bookmark text:name="span15461"/> <text:bookmark text:name="span15471"/>they are all proprietary. </text:p>
      <text:p text:style-name="P98">So you have Debian | Fedora | Mint | ETC.</text:p>
      <text:p text:style-name="P99"/>
      <text:p text:style-name="P80">HOW TO GET STARTED WITH OSS</text:p>
      <text:p text:style-name="P84"/>
      <text:h text:style-name="P121" text:outline-level="3"><text:bookmark text:name="do-you-like-planning-events1"/><text:span text:style-name="T1">D</text:span>o you like planning events?</text:h>
      <text:list xml:id="list1398894836" text:style-name="L11">
        <text:list-item>
          <text:p text:style-name="P115">Organize workshops or meetups about the project, <text:a xlink:type="simple" xlink:href="https://github.com/nodeschool/organizers/issues/406" text:style-name="Internet_20_link" text:visited-style-name="Visited_20_Internet_20_Link">like @fzamperin did for NodeSchool</text:a> </text:p>
        </text:list-item>
        <text:list-item>
          <text:p text:style-name="P100">Help community members find the right conferences and submit proposals for speaking </text:p>
        </text:list-item>
      </text:list>
      <text:h text:style-name="P122" text:outline-level="3">Are you a design and printing company ?</text:h>
      <text:list xml:id="list2668312480" text:style-name="L16">
        <text:list-item>
          <text:p text:style-name="P116">Conduct user research to reorganize and refine the project’s navigation or menus, <text:a xlink:type="simple" xlink:href="https://www.drupal.org/community-initiatives/drupal-core/usability" text:style-name="Internet_20_link" text:visited-style-name="Visited_20_Internet_20_Link">like Drupal suggests</text:a> </text:p>
        </text:list-item>
        <text:list-item>
          <text:p text:style-name="P116">Put together a style guide to help the project have a consistent visual design </text:p>
        </text:list-item>
        <text:list-item>
          <text:p text:style-name="P102"><text:soft-page-break/>Create art for t-shirts or a new logo, <text:a xlink:type="simple" xlink:href="https://github.com/hapijs/contrib/issues/68" text:style-name="Internet_20_link" text:visited-style-name="Visited_20_Internet_20_Link">like hapi.js’s contributors did</text:a> </text:p>
        </text:list-item>
        <text:list-item>
          <text:p text:style-name="P101">contribute to print stickers and proprietary arts for open source </text:p>
        </text:list-item>
      </text:list>
      <text:h text:style-name="P122" text:outline-level="3">Marketing, Email, Media, Copywriting Agency</text:h>
      <text:list xml:id="list4008669033" text:style-name="L17">
        <text:list-item>
          <text:p text:style-name="P117">Write and improve the project’s documentation </text:p>
        </text:list-item>
        <text:list-item>
          <text:p text:style-name="P117">Start a newsletter for the project, or curate highlights from the mailing list </text:p>
        </text:list-item>
        <text:list-item>
          <text:p text:style-name="P117">Write tutorials for the project, <text:a xlink:type="simple" xlink:href="https://github.com/pypa/python-packaging-user-guide/issues/194" text:style-name="Internet_20_link" text:visited-style-name="Visited_20_Internet_20_Link">like PyPA’s contributors did</text:a> </text:p>
        </text:list-item>
        <text:list-item>
          <text:p text:style-name="P103">Write a translation for the project’s documentation </text:p>
        </text:list-item>
      </text:list>
      <text:p text:style-name="P106"/>
      <text:h text:style-name="P123" text:outline-level="3"><text:bookmark text:name="do-you-like-organizing1"/>Do you like</text:h>
      <text:h text:style-name="P123" text:outline-level="3"><text:span text:style-name="T28">Are you a Software Development Agency</text:span>?</text:h>
      <text:list xml:id="list2866746370" text:style-name="L18">
        <text:list-item>
          <text:p text:style-name="P118">Find an open issue <text:span text:style-name="T28">for a tool you use and </text:span>tackle <text:span text:style-name="T28">it</text:span>, <text:a xlink:type="simple" xlink:href="https://github.com/Leaflet/Leaflet/issues/4528#issuecomment-216520560" text:style-name="Internet_20_link" text:visited-style-name="Visited_20_Internet_20_Link">like @dianjin did for Leaflet</text:a> </text:p>
        </text:list-item>
        <text:list-item>
          <text:p text:style-name="P118">Ask if you can help write a new feature </text:p>
        </text:list-item>
        <text:list-item>
          <text:p text:style-name="P118">Automate project setup </text:p>
        </text:list-item>
        <text:list-item>
          <text:p text:style-name="P104">Improve tooling and testing <text:span text:style-name="T28">of your favorite projects</text:span></text:p>
        </text:list-item>
      </text:list>
      <text:h text:style-name="P123" text:outline-level="3"/>
      <text:p text:style-name="P106"/>
      <text:p text:style-name="P106"><text:a xlink:type="simple" xlink:href="https://up-for-grabs.net/#/tags/JavaScript" text:style-name="Internet_20_link" text:visited-style-name="Visited_20_Internet_20_Link">https://up-for-grabs.net/#/tags/JavaScript</text:a></text:p>
      <text:p text:style-name="P95"><text:span text:style-name="T28">BUILDING YOUR OWN</text:span> OSS PROJECT</text:p>
      <text:p text:style-name="P95"/>
      <text:p text:style-name="P95"><text:span text:style-name="Strong_20_Emphasis">LICENSE:</text:span> By definition, every open source project must have an <text:a xlink:type="simple" xlink:href="https://choosealicense.com/" text:style-name="Internet_20_link" text:visited-style-name="Visited_20_Internet_20_Link">open source license</text:a>. If the project does not have a license, it is not open source. </text:p>
      <text:list xml:id="list302576112" text:style-name="L19">
        <text:list-item>
          <text:p text:style-name="P119"><text:span text:style-name="Strong_20_Emphasis">README:</text:span> The README is the instruction manual that welcomes new community members to the project. It explains why the project is useful and how to get started. </text:p>
        </text:list-item>
        <text:list-item>
          <text:p text:style-name="P119"><text:span text:style-name="Strong_20_Emphasis">CONTRIBUTING:</text:span> Whereas READMEs help people <text:span text:style-name="Emphasis">use</text:span> the project, contributing docs help people <text:span text:style-name="Emphasis">contribute</text:span> to the project. It explains what types of contributions are needed and how the process works. While not every project has a CONTRIBUTING file, its presence signals that this is a welcoming project to contribute to. </text:p>
        </text:list-item>
        <text:list-item>
          <text:p text:style-name="P119"><text:span text:style-name="Strong_20_Emphasis">CODE_OF_CONDUCT:</text:span> The code of conduct sets ground rules for participants’ behavior associated and helps to facilitate a friendly, welcoming environment. While not every project has a CODE_OF_CONDUCT file, its presence signals that this is a welcoming project to contribute to. </text:p>
        </text:list-item>
        <text:list-item>
          <text:p text:style-name="P105"><text:span text:style-name="Strong_20_Emphasis">Other documentation:</text:span> There might be additional documentation, such as tutorials, walkthroughs, or governance policies, especially on bigger projects. </text:p>
        </text:list-item>
      </text:list>
      <text:p text:style-name="P95"/>
      <text:p text:style-name="P95"><text:soft-page-break/><text:span text:style-name="Emphasis">Ask not what your country can do for you - ask what you can do for your country.”</text:span></text:p>
      <text:p text:style-name="P95"><text:span text:style-name="Emphasis"/></text:p>
      <text:p text:style-name="P95"><text:span text:style-name="Emphasis"><text:span text:style-name="T8">REFERENCES</text:span></text:span></text:p>
      <text:p text:style-name="P95"><text:a xlink:type="simple" xlink:href="https://timreview.ca/article/756" text:style-name="Internet_20_link" text:visited-style-name="Visited_20_Internet_20_Link"><text:span text:style-name="Emphasis">https://timreview.ca/article/756</text:span></text:a></text:p>
      <text:p text:style-name="P95"><text:span text:style-name="Emphasis"/></text:p>
      <text:p text:style-name="P95"><text:a xlink:type="simple" xlink:href="https://www.heavybit.com/library/video/mysql-ceo-on-2-open-source-business-models/" text:style-name="Internet_20_link" text:visited-style-name="Visited_20_Internet_20_Link"><text:span text:style-name="Emphasis">https://www.heavybit.com/library/video/mysql-ceo-on-2-open-source-business-models/</text:span></text:a></text:p>
      <text:p text:style-name="P95"><text:a xlink:type="simple" xlink:href="https://opensource.com/business/14/9/open-source-business-models-part-2" text:style-name="Internet_20_link" text:visited-style-name="Visited_20_Internet_20_Link"><text:span text:style-name="Emphasis">https://opensource.com/business/14/9/open-source-business-models-part-2</text:span></text:a></text:p>
      <text:p text:style-name="P95"><text:a xlink:type="simple" xlink:href="https://www.linuxfoundation.org/open-source-management/2017/06/building-a-business-on-open-source/" text:style-name="Internet_20_link" text:visited-style-name="Visited_20_Internet_20_Link"><text:span text:style-name="Emphasis">https://www.linuxfoundation.org/open-source-management/2017/06/building-a-business-on-open-source/</text:span></text:a></text:p>
      <text:p text:style-name="P95"><text:span text:style-name="Emphasis"/></text:p>
      <text:p text:style-name="P95"><text:a xlink:type="simple" xlink:href="https://opensource.guide/" text:style-name="Internet_20_link" text:visited-style-name="Visited_20_Internet_20_Link"><text:span text:style-name="Emphasis">https://opensource.guide/</text:span></text:a></text:p>
      <text:p text:style-name="P95"/>
      <text:p text:style-name="P95"><text:a xlink:type="simple" xlink:href="https://www.heavybit.com/library/blog/open-source-as-business-strategy-with-segments-peter-reinhardt/" text:style-name="Internet_20_link" text:visited-style-name="Visited_20_Internet_20_Link"><text:span text:style-name="Emphasis">https://www.heavybit.com/library/blog/open-source-as-business-strategy-with-segments-peter-reinhardt/</text:span></text:a></text:p>
      <text:p text:style-name="P95"><text:span text:style-name="Emphasis"><text:span text:style-name="T2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02:13:45.981355817</meta:creation-date>
    <dc:date>2018-10-17T13:48:18.930263330</dc:date>
    <meta:editing-duration>P1DT1H44M52S</meta:editing-duration>
    <meta:editing-cycles>69</meta:editing-cycles>
    <meta:generator>LibreOffice/6.0.6.2$Linux_X86_64 LibreOffice_project/00m0$Build-2</meta:generator>
    <meta:document-statistic meta:table-count="0" meta:image-count="0" meta:object-count="0" meta:page-count="16" meta:paragraph-count="191" meta:word-count="2551" meta:character-count="16318" meta:non-whitespace-character-count="13919"/>
  </office:meta>
</office:document-meta>
</file>